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2.4611in" style:use-optimal-column-width="false"/>
    </style:style>
    <style:style style:name="TableColumn3" style:family="table-column">
      <style:table-column-properties style:column-width="0.5388in" style:use-optimal-column-width="false"/>
    </style:style>
    <style:style style:name="TableColumn4" style:family="table-column">
      <style:table-column-properties style:column-width="4.493in" style:use-optimal-column-width="false"/>
    </style:style>
    <style:style style:name="Table1" style:family="table" style:master-page-name="MP0">
      <style:table-properties style:width="7.493in" fo:margin-left="0in" table:align="left"/>
    </style:style>
    <style:style style:name="TableRow5" style:family="table-row">
      <style:table-row-properties style:min-row-height="1.2284in" style:use-optimal-row-height="false"/>
    </style:style>
    <style:style style:name="TableCell6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7" style:parent-style-name="Normal" style:family="paragraph">
      <style:paragraph-properties fo:break-before="page" fo:text-align="center">
        <style:tab-stops>
          <style:tab-stop style:type="left" style:position="0.6875in"/>
        </style:tab-stops>
      </style:paragraph-properties>
    </style:style>
    <style:style style:name="TableCell8" style:family="table-cell">
      <style:table-cell-properties fo:border="none" style:writing-mode="lr-tb" fo:padding-top="0in" fo:padding-left="0.0798in" fo:padding-bottom="0in" fo:padding-right="0.0798in"/>
    </style:style>
    <style:style style:name="P9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10" style:family="table-cell">
      <style:table-cell-properties fo:border="none" style:writing-mode="lr-tb" style:vertical-align="bottom" fo:padding-top="0in" fo:padding-left="0.0798in" fo:padding-bottom="0in" fo:padding-right="0.0798in"/>
    </style:style>
    <style:style style:name="P11" style:parent-style-name="Title" style:family="paragraph">
      <style:text-properties fo:font-size="36pt" style:font-size-asian="36pt" style:font-size-complex="36pt"/>
    </style:style>
    <style:style style:name="T12" style:parent-style-name="DefaultParagraphFont" style:family="text">
      <style:text-properties fo:letter-spacing="normal" style:text-scale="100%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none" style:writing-mode="lr-tb" fo:padding-top="0in" fo:padding-left="0.0798in" fo:padding-bottom="0in" fo:padding-right="0.0798in"/>
    </style:style>
    <style:style style:name="P15" style:parent-style-name="Normal" style:family="paragraph">
      <style:paragraph-properties fo:text-align="justify" fo:margin-left="0.25in">
        <style:tab-stops/>
      </style:paragraph-properties>
    </style:style>
    <style:style style:name="P16" style:parent-style-name="Normal" style:family="paragraph">
      <style:paragraph-properties fo:text-align="justify" fo:margin-left="0.25in">
        <style:tab-stops/>
      </style:paragraph-properties>
    </style:style>
    <style:style style:name="P17" style:parent-style-name="Normal" style:family="paragraph">
      <style:paragraph-properties fo:text-align="justify" fo:margin-left="0.25in">
        <style:tab-stops/>
      </style:paragraph-properties>
    </style:style>
    <style:style style:name="P18" style:parent-style-name="Normal" style:family="paragraph">
      <style:paragraph-properties fo:text-align="justify" fo:margin-left="0.25in">
        <style:tab-stops/>
      </style:paragraph-properties>
    </style:style>
    <style:style style:name="P19" style:parent-style-name="Normal" style:family="paragraph">
      <style:paragraph-properties fo:text-align="justify" fo:margin-left="0.25in">
        <style:tab-stops/>
      </style:paragraph-properties>
    </style:style>
    <style:style style:name="P20" style:parent-style-name="Normal" style:family="paragraph">
      <style:paragraph-properties fo:text-align="justify" fo:margin-left="0.25in">
        <style:tab-stops/>
      </style:paragraph-properties>
    </style:style>
    <style:style style:name="P21" style:parent-style-name="Normal" style:family="paragraph">
      <style:paragraph-properties fo:text-align="justify" fo:margin-left="0.25in">
        <style:tab-stops/>
      </style:paragraph-properties>
    </style:style>
    <style:style style:name="TableCell22" style:family="table-cell">
      <style:table-cell-properties fo:border="none" style:writing-mode="lr-tb" fo:padding-top="0in" fo:padding-left="0.0798in" fo:padding-bottom="0in" fo:padding-right="0.0798in"/>
    </style:style>
    <style:style style:name="P23" style:parent-style-name="Normal" style:family="paragraph">
      <style:paragraph-properties>
        <style:tab-stops>
          <style:tab-stop style:type="left" style:position="0.6875in"/>
        </style:tab-stops>
      </style:paragraph-properties>
    </style:style>
    <style:style style:name="TableCell24" style:family="table-cell">
      <style:table-cell-properties fo:border="none" style:writing-mode="lr-tb" fo:padding-top="0in" fo:padding-left="0.0798in" fo:padding-bottom="0in" fo:padding-right="0.0798in"/>
    </style:style>
    <style:style style:name="P25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P26" style:parent-style-name="Normal" style:family="paragraph">
      <style:text-properties fo:font-weight="bold" style:font-weight-asian="bold" style:font-weight-complex="bold"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T28" style:parent-style-name="DefaultParagraphFont" style:family="text">
      <style:text-properties fo:font-weight="normal" style:font-weight-asian="normal" style:font-weight-complex="bold"/>
    </style:style>
    <style:style style:name="T29" style:parent-style-name="DefaultParagraphFont" style:family="text">
      <style:text-properties fo:font-weight="normal" style:font-weight-asian="normal" style:font-weight-complex="bold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T31" style:parent-style-name="DefaultParagraphFont" style:family="text">
      <style:text-properties fo:font-size="10pt" style:font-size-asian="10pt" style:font-size-complex="10pt"/>
    </style:style>
    <style:style style:name="T32" style:parent-style-name="DefaultParagraphFont" style:family="text">
      <style:text-properties fo:font-size="10pt" style:font-size-asian="10pt" style:font-size-complex="10pt"/>
    </style:style>
    <style:style style:name="T33" style:parent-style-name="DefaultParagraphFont" style:family="text">
      <style:text-properties fo:font-size="10pt" style:font-size-asian="10pt" style:font-size-complex="10pt"/>
    </style:style>
    <style:style style:name="T34" style:parent-style-name="DefaultParagraphFont" style:family="text">
      <style:text-properties fo:font-weight="normal" style:font-weight-asian="normal" style:font-weight-complex="bold"/>
    </style:style>
    <style:style style:name="T35" style:parent-style-name="DefaultParagraphFont" style:family="text">
      <style:text-properties fo:font-weight="normal" style:font-weight-asian="normal" style:font-weight-complex="bold"/>
    </style:style>
    <style:style style:name="T36" style:parent-style-name="DefaultParagraphFont" style:family="text">
      <style:text-properties fo:font-size="10pt" style:font-size-asian="10pt" style:font-size-complex="10pt"/>
    </style:style>
    <style:style style:name="T37" style:parent-style-name="DefaultParagraphFont" style:family="text">
      <style:text-properties fo:font-weight="normal" style:font-weight-asian="normal" style:font-weight-complex="bold" fo:font-size="10pt" style:font-size-asian="10pt" style:font-size-complex="10pt"/>
    </style:style>
    <style:style style:name="T38" style:parent-style-name="DefaultParagraphFont" style:family="text">
      <style:text-properties fo:font-size="10pt" style:font-size-asian="10pt" style:font-size-complex="10pt"/>
    </style:style>
    <style:style style:name="T39" style:parent-style-name="DefaultParagraphFont" style:family="text">
      <style:text-properties fo:font-weight="normal" style:font-weight-asian="normal" style:font-weight-complex="bold"/>
    </style:style>
    <style:style style:name="P40" style:parent-style-name="ListParagraph" style:family="paragraph"/>
    <style:style style:name="P41" style:parent-style-name="ListParagraph" style:family="paragraph"/>
    <style:style style:name="P42" style:parent-style-name="ListParagraph" style:family="paragraph"/>
    <style:style style:name="P43" style:parent-style-name="ListParagraph" style:family="paragraph"/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fo:font-size="10pt" style:font-size-asian="10pt" style:font-size-complex="10pt"/>
    </style:style>
    <style:style style:name="P46" style:parent-style-name="ListParagraph" style:family="paragraph"/>
    <style:style style:name="P47" style:parent-style-name="ListParagraph" style:family="paragraph"/>
    <style:style style:name="P48" style:parent-style-name="ListParagraph" style:family="paragraph"/>
    <style:style style:name="P49" style:parent-style-name="ListParagraph" style:family="paragraph"/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>
        <style:tab-stops>
          <style:tab-stop style:type="left" style:position="0.6875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</table:table-cell>
          <table:table-cell table:style-name="TableCell8">
            <text:p text:style-name="P9"/>
          </table:table-cell>
          <table:table-cell table:style-name="TableCell10">
            <text:p text:style-name="P11">LABALA Hariprasad</text:p>
            <text:p text:style-name="Subtitle"><text:span text:style-name="T12">MERN STACK DEVELOPER</text:span></text:p>
          </table:table-cell>
        </table:table-row>
        <table:table-row table:style-name="TableRow13">
          <table:table-cell table:style-name="TableCell14">
            <text:h text:style-name="Heading3" text:outline-level="3">skills</text:h>
            <text:p text:style-name="Normal">MERN Stack Development,<text:s/></text:p>
            <text:p text:style-name="Normal"/>
            <text:p text:style-name="P15">JavaScript <text:s text:c="4"/>HTML <text:s text:c="2"/>CSS <text:s text:c="3"/>Bootstrap</text:p>
            <text:p text:style-name="P16"/>
            <text:p text:style-name="P17">React JS <text:s text:c="6"/>Redux</text:p>
            <text:p text:style-name="P18"/>
            <text:p text:style-name="P19">Express.js <text:s text:c="2"/>MongoDB <text:s text:c="2"/>Nodejs <text:s/></text:p>
            <text:p text:style-name="P20"/>
            <text:p text:style-name="P21">socket.io <text:s text:c="9"/>GitHub</text:p>
            <text:p text:style-name="Normal"/>
            <text:h text:style-name="Heading3" text:outline-level="3">Contact</text:h>
            <text:p text:style-name="Normal">PHONE:</text:p>
            <text:p text:style-name="Normal">9492260934</text:p>
            <text:p text:style-name="Normal"/>
            <text:p text:style-name="Normal">Address:</text:p>
            <text:p text:style-name="Normal">airoli, Mumbai,400708</text:p>
            <text:p text:style-name="Normal"/>
            <text:p text:style-name="Normal">Github:</text:p>
            <text:p text:style-name="Normal">https://github.com/attainu/Hari-Prasad-au51</text:p>
            <text:p text:style-name="Normal"/>
            <text:p text:style-name="Normal">EMAIL:</text:p>
            <text:p text:style-name="Normal">harilabala@gmail.com</text:p>
            <text:h text:style-name="Heading3" text:outline-level="3">languages</text:h>
            <text:p text:style-name="Normal">English</text:p>
            <text:p text:style-name="Normal"/>
            <text:p text:style-name="Normal">Telugu</text:p>
            <text:p text:style-name="Normal"/>
            <text:h text:style-name="Heading3" text:outline-level="3">hobbies</text:h>
            <text:p text:style-name="Normal">My hobbies include visiting holy places during work breaks,Which brings peace to my mind and going for trekking,Which helps in developing my internal strengths.</text:p>
          </table:table-cell>
          <table:table-cell table:style-name="TableCell22">
            <text:p text:style-name="P23"/>
          </table:table-cell>
          <table:table-cell table:style-name="TableCell24">
            <text:h text:style-name="Heading2" text:outline-level="2">summary</text:h>
            <text:p text:style-name="Normal">Full-Stack developer and JavaScript enthusiast</text:p>
            <text:p text:style-name="Normal"><text:s text:c="4"/>A budding enthusiastic web Developer, passionate about JavaScript development and eager to utilize my skills and knowledge to contribute to the growth of an organization. After graduation, I enrolled in a nine-month coaching program at "Attain-u" to enhance my skills in MERN stack development. During this program, I worked on live projects and gained hands-on experience, preparing me to contribute effectively to a professional team. I am eager to apply my skills and knowledge in a challenging role.</text:p>
            <text:h text:style-name="Heading2" text:outline-level="2">education</text:h>
            <text:p text:style-name="P25">BSC(computer science)-7.9/10</text:p>
            <text:p text:style-name="Normal">MR(A) college</text:p>
            <text:p text:style-name="Normal">Vizianagaram, Andharapradesh 04/2018</text:p>
            <text:p text:style-name="Normal"/>
            <text:p text:style-name="P26">XII -Class(M.P.C)-8.4/10</text:p>
            <text:p text:style-name="Normal">AP Model School</text:p>
            <text:p text:style-name="Normal">Purusthothapuram, Andharapradesh 04/2015</text:p>
            <text:h text:style-name="Heading2" text:outline-level="2">training experience</text:h>
            <text:h text:style-name="Heading4" text:outline-level="4"><text:span text:style-name="T27">MERN Stack Developer</text:span>(<text:span text:style-name="T28">oct-2022 To<text:s/></text:span><text:span text:style-name="T29">present</text:span>)<text:s/></text:h>
            <text:h text:style-name="Heading4" text:outline-level="4"><text:span text:style-name="T30">Attain</text:span><text:span text:style-name="T31"><text:s/></text:span><text:span text:style-name="T32">u<text:s/></text:span><text:span text:style-name="T33"><text:s text:c="2"/></text:span><text:span text:style-name="T34">Bengaluru<text:s/></text:span></text:h>
            <text:p text:style-name="Normal">Courses<text:s/>:<text:s/>MERN stack developer with hands on project(online)</text:p>
            <text:h text:style-name="Heading2" text:outline-level="2">projects</text:h>
            <text:h text:style-name="Heading4" text:outline-level="4"><text:span text:style-name="T35">1.<text:s/></text:span><text:span text:style-name="T36">Barber Shop Appointment Scheduling App (</text:span><text:span text:style-name="T37">Backend project</text:span><text:span text:style-name="T38">)</text:span><text:span text:style-name="T39"><text:s/></text:span></text:h>
            <text:list text:style-name="LFO3" text:continue-numbering="true">
              <text:list-item>
                <text:p text:style-name="P40">Designed and developed a web application for a local barber shop to allow customers to book appointments online.</text:p>
              </text:list-item>
              <text:list-item>
                <text:p text:style-name="P41">Used EJS templates, Bootstrap 5, CSS, Express, MongoDB, and Node.js to create a user-friendly interface and a scalable backend.</text:p>
              </text:list-item>
              <text:list-item>
                <text:p text:style-name="P42">Implemented secure authentication and authorization features to ensure the privacy of customers' information</text:p>
              </text:list-item>
              <text:list-item>
                <text:p text:style-name="P43"><text:span text:style-name="T44">Deployed Link</text:span><text:s/>:<text:s/>https://backend-project.hari8096.repl.co/</text:p>
              </text:list-item>
            </text:list>
            <text:p text:style-name="ListParagraph"/>
            <text:p text:style-name="Normal">2 .<text:s/><text:span text:style-name="T45">Product Re-sell</text:span>(MERN Stack)</text:p>
            <text:list text:style-name="LFO4" text:continue-numbering="true">
              <text:list-item>
                <text:p text:style-name="P46">Sell your old products and find affordable alternatives by buying pre-owned items, providing a solution for those seeking better options and a lower budget</text:p>
              </text:list-item>
              <text:list-item>
                <text:p text:style-name="P47">Used React.js , Bootstrap 5, CSS, Express, MongoDB, and Node.js to create a user-friendly interface and a scalable backend.</text:p>
              </text:list-item>
              <text:list-item>
                <text:p text:style-name="P48">Implemented secure authentication and authorization features to ensure the privacy of customers' information</text:p>
              </text:list-item>
              <text:list-item>
                <text:p text:style-name="P49"><text:span text:style-name="T50">Deployed Link</text:span><text:s/>:<text:s/>https://capstoneproject-client--harry-potter1.repl.co/</text:p>
              </text:list-item>
            </text:list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entury Gothic" svg:font-family="Century Gothic" style:font-family-generic="swiss" style:font-pitch="variable" svg:panose-1="2 11 5 2 2 2 2 2 2 4"/>
    <style:font-face style:name="Meiryo" svg:font-family="Meiryo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Century Gothic" style:font-name-asian="Meiry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entury Gothic" style:font-name-asian="Meiryo" style:font-name-complex="Times New Roman" fo:color="#548AB7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border-top="none" fo:border-left="none" fo:border-bottom="0.0138in solid #94B6D2" fo:border-right="none" fo:padding-top="0in" fo:padding-left="0in" fo:padding-bottom="0.0138in" fo:padding-right="0in" style:shadow="none" fo:margin-top="0.1666in" fo:margin-bottom="0.0833in"/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666in" fo:margin-bottom="0.0833in"/>
      <style:text-properties style:font-name="Century Gothic" style:font-name-asian="Meiryo" style:font-name-complex="Times New Roman" fo:font-weight="bold" style:font-weight-asian="bold" fo:text-transform="uppercase" fo:color="#548AB7" fo:font-size="14pt" style:font-size-asian="14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text-properties fo:font-weight="bold" style:font-weight-asian="bold" fo:hyphenate="false"/>
    </style:style>
    <style:style style:name="Normal" style:display-name="Normal" style:family="paragraph">
      <style:text-properties fo:font-size="9pt" style:font-size-asian="9pt" style:font-size-complex="11pt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entury Gothic" style:font-name-asian="Meiryo" style:font-name-complex="Times New Roman" fo:font-weight="bold" style:font-weight-asian="bold" style:font-weight-complex="bold" fo:text-transform="uppercase" fo:font-size="11pt" style:font-size-asian="11pt" style:font-size-complex="13pt"/>
    </style:style>
    <style:style style:name="Title" style:display-name="Title" style:family="paragraph" style:parent-style-name="Normal" style:next-style-name="Normal">
      <style:text-properties fo:text-transform="uppercase" fo:color="#000000" fo:font-size="48pt" style:font-size-asian="48pt" style:font-size-complex="38pt" fo:hyphenate="false"/>
    </style:style>
    <style:style style:name="TitleChar" style:display-name="Title Char" style:family="text" style:parent-style-name="DefaultParagraphFont">
      <style:text-properties fo:text-transform="uppercase" fo:color="#000000" fo:font-size="48pt" style:font-size-asian="48pt" style:font-size-complex="38pt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eading1Char" style:display-name="Heading 1 Char" style:family="text" style:parent-style-name="DefaultParagraphFont">
      <style:text-properties style:font-name="Century Gothic" style:font-name-asian="Meiryo" style:font-name-complex="Times New Roman" fo:color="#548AB7" fo:font-size="16pt" style:font-size-asian="16pt" style:font-size-complex="16pt"/>
    </style:style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>
      <style:text-properties fo:font-size="9pt" style:font-size-asian="9pt" style:font-size-complex="11pt"/>
    </style:style>
    <style:style style:name="Hyperlink" style:display-name="Hyperlink" style:family="text" style:parent-style-name="DefaultParagraphFont">
      <style:text-properties fo:color="#B85A22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1pt" style:font-size-asian="11pt" style:font-size-complex="11pt"/>
    </style:style>
    <style:style style:name="PlaceholderText" style:display-name="Placeholder Text" style:family="text" style:parent-style-name="DefaultParagraphFont">
      <style:text-properties fo:color="#808080"/>
    </style:style>
    <style:style style:name="Subtitle" style:display-name="Subtitle" style:family="paragraph" style:parent-style-name="Normal" style:next-style-name="Normal">
      <style:text-properties fo:color="#000000" fo:letter-spacing="0.0131in" style:text-scale="86%" fo:font-size="16pt" style:font-size-asian="16pt" style:font-size-complex="14pt" fo:hyphenate="false"/>
    </style:style>
    <style:style style:name="SubtitleChar" style:display-name="Subtitle Char" style:family="text" style:parent-style-name="DefaultParagraphFont">
      <style:text-properties fo:color="#000000" fo:letter-spacing="0.0131in" style:text-scale="86%" fo:font-size="16pt" style:font-size-asian="16pt" style:font-size-complex="14pt"/>
    </style:style>
    <style:style style:name="Heading3Char" style:display-name="Heading 3 Char" style:family="text" style:parent-style-name="DefaultParagraphFont">
      <style:text-properties style:font-name="Century Gothic" style:font-name-asian="Meiryo" style:font-name-complex="Times New Roman" fo:font-weight="bold" style:font-weight-asian="bold" fo:text-transform="uppercase" fo:color="#548AB7" fo:font-size="14pt" style:font-size-asian="14pt"/>
    </style:style>
    <style:style style:name="Heading4Char" style:display-name="Heading 4 Char" style:family="text" style:parent-style-name="DefaultParagraphFont">
      <style:text-properties fo:font-weight="bold" style:font-weight-asian="bold" fo:font-size="9pt" style:font-size-asian="9pt" style:font-size-complex="11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94b6d2" draw:opacity="100%" draw:stroke="solid" svg:stroke-width="0.01389in" svg:stroke-color="#6b859a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family="graphic" style:name="a0" style:parent-style-name="Graphics">
      <style:graphic-properties fo:border="none" fo:background-color="transparent" style:wrap="run-through" style:run-through="background" style:horizontal-rel="page" style:vertical-rel="page" style:horizontal-pos="center" style:vertical-pos="middle"/>
    </style:style>
  </office:automatic-styles>
  <office:master-styles>
    <style:master-page style:name="MP0" style:page-layout-name="PL0">
      <style:header>
        <text:p text:style-name="Header"><draw:frame draw:z-index="251658240" draw:style-name="a0" draw:name="Graphic 3" text:anchor-type="paragraph" svg:x="0in" svg:y="0in" svg:width="7.94in" svg:height="10.53in" style:rel-width="scale" style:rel-height="scale"><draw:image xlink:href="media/image1.sv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/>
    <meta:creation-date>2023-06-10T02:46:00Z</meta:creation-date>
    <dc:date>2023-06-10T02:46:00Z</dc:date>
    <meta:template xlink:href="%7b4634BB83-D90D-40F8-8386-F0B2C61C1045%7dtf00546271_win32" xlink:type="simple"/>
    <meta:editing-cycles>1</meta:editing-cycles>
    <meta:editing-duration>PT0S</meta:editing-duration>
    <meta:user-defined meta:name="MSIP_Label_3351ac48-f2ec-47d6-b214-43b916e392ff_Enabled">true</meta:user-defined>
    <meta:user-defined meta:name="MSIP_Label_3351ac48-f2ec-47d6-b214-43b916e392ff_SetDate">2023-06-10T02:43:22Z</meta:user-defined>
    <meta:user-defined meta:name="MSIP_Label_3351ac48-f2ec-47d6-b214-43b916e392ff_Method">Standard</meta:user-defined>
    <meta:user-defined meta:name="MSIP_Label_3351ac48-f2ec-47d6-b214-43b916e392ff_Name">3351ac48-f2ec-47d6-b214-43b916e392ff</meta:user-defined>
    <meta:user-defined meta:name="MSIP_Label_3351ac48-f2ec-47d6-b214-43b916e392ff_SiteId">5af76741-f886-4d20-ad04-775dee0ce762</meta:user-defined>
    <meta:user-defined meta:name="MSIP_Label_3351ac48-f2ec-47d6-b214-43b916e392ff_ActionId">d973d6b9-8621-4f08-9d94-c857cb900df4</meta:user-defined>
    <meta:user-defined meta:name="MSIP_Label_3351ac48-f2ec-47d6-b214-43b916e392ff_ContentBits">0</meta:user-defined>
    <meta:document-statistic meta:page-count="1" meta:paragraph-count="4" meta:word-count="357" meta:character-count="2391" meta:row-count="16" meta:non-whitespace-character-count="2038"/>
  </office:meta>
</office:document-meta>
</file>